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rsid="0014b790"/>
    </style:style>
    <style:style style:name="P2" style:family="paragraph" style:parent-style-name="Standard">
      <style:text-properties officeooo:rsid="0014b790" officeooo:paragraph-rsid="0014b790"/>
    </style:style>
    <style:style style:name="P3" style:family="paragraph" style:parent-style-name="Standard">
      <style:text-properties officeooo:rsid="001717de" officeooo:paragraph-rsid="001717de"/>
    </style:style>
    <style:style style:name="P4" style:family="paragraph" style:parent-style-name="Standard">
      <style:text-properties officeooo:rsid="00182b95" officeooo:paragraph-rsid="00182b95"/>
    </style:style>
    <style:style style:name="P5" style:family="paragraph" style:parent-style-name="Standard">
      <style:paragraph-properties fo:break-before="page"/>
      <style:text-properties officeooo:rsid="001717de" officeooo:paragraph-rsid="001717de"/>
    </style:style>
    <style:style style:name="P6" style:family="paragraph" style:parent-style-name="Standard">
      <style:paragraph-properties fo:break-before="page"/>
      <style:text-properties officeooo:rsid="00182b95" officeooo:paragraph-rsid="00182b95"/>
    </style:style>
    <style:style style:name="T1" style:family="text">
      <style:text-properties officeooo:rsid="0019030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<text:a xlink:type="simple" xlink:href="https://www.rootusers.com/how-to-mount-a-windows-ntfs-disk-in-linux/" text:style-name="Internet_20_link" text:visited-style-name="Visited_20_Internet_20_Link">https://www.rootusers.com/how-to-mount-a-windows-ntfs-disk-in-linux/</text:a></text:p>
      <text:p text:style-name="Standard"><text:a xlink:type="simple" xlink:href="https://unix.stackexchange.com/questions/169787/windows-boot-option-is-missing-after-installing-centos-7-how-can-i-get-it-back" text:style-name="Internet_20_link" text:visited-style-name="Visited_20_Internet_20_Link">https://unix.stackexchange.com/questions/169787/windows-boot-option-is-missing-after-installing-centos-7-how-can-i-get-it-back</text:a></text:p>
      <text:p text:style-name="P1"/>
      <text:p text:style-name="P5">Meson build:</text:p>
      <text:p text:style-name="P3">[mayesh@mayesh dpdk-stable-19.11.2]$ meson /home/mayesh/dpdk</text:p>
      <text:p text:style-name="P3">The Meson build system</text:p>
      <text:p text:style-name="P3">Version: 0.54.2</text:p>
      <text:p text:style-name="P3">Source dir: /home/mayesh/Downloads/dpdk-stable-19.11.2</text:p>
      <text:p text:style-name="P3">Build dir: /home/mayesh/dpdk</text:p>
      <text:p text:style-name="P3">Build type: native build</text:p>
      <text:p text:style-name="P3">Program cat found: YES (/usr/bin/cat)</text:p>
      <text:p text:style-name="P3">Project name: DPDK</text:p>
      <text:p text:style-name="P3">Project version: 19.11.2</text:p>
      <text:p text:style-name="P3">C compiler for the host machine: cc (gcc 4.8.5 "cc (GCC) 4.8.5 20150623 (Red Hat 4.8.5-39)")</text:p>
      <text:p text:style-name="P3">C linker for the host machine: cc ld.bfd 2.27-34</text:p>
      <text:p text:style-name="P3">Host machine cpu family: x86_64</text:p>
      <text:p text:style-name="P3">Host machine cpu: x86_64</text:p>
      <text:p text:style-name="P3">Program cat found: YES (/usr/bin/cat)</text:p>
      <text:p text:style-name="P3">Program ../buildtools/symlink-drivers-solibs.sh found: YES (/bin/sh /home/mayesh/Downloads/dpdk-stable-19.11.2/config/../buildtools/symlink-drivers-solibs.sh)</text:p>
      <text:p text:style-name="P3">Checking for size of "void *" : 8</text:p>
      <text:p text:style-name="P3">Library m found: YES</text:p>
      <text:p text:style-name="P3">Library numa found: NO</text:p>
      <text:p text:style-name="P3">Found pkg-config: /usr/bin/pkg-config (0.27.1)</text:p>
      <text:p text:style-name="P3">Did not find CMake 'cmake'</text:p>
      <text:p text:style-name="P3">Found CMake: NO</text:p>
      <text:p text:style-name="P3">Run-time dependency libbsd found: NO (tried pkgconfig and cmake)</text:p>
      <text:p text:style-name="P3">pcap-config found: NO</text:p>
      <text:p text:style-name="P3">Run-time dependency pcap found: NO (tried pkgconfig and config-tool)</text:p>
      <text:p text:style-name="P3">Compiler for C supports arguments -Wextra: YES </text:p>
      <text:p text:style-name="P3">config/meson.build:192: WARNING: Consider using the built-in warning_level option instead of using "-Wextra".</text:p>
      <text:p text:style-name="P3">Compiler for C supports arguments -Wcast-qual: YES </text:p>
      <text:p text:style-name="P3">Compiler for C supports arguments -Wdeprecated: YES </text:p>
      <text:p text:style-name="P3">Compiler for C supports arguments -Wformat-nonliteral: YES </text:p>
      <text:p text:style-name="P3">Compiler for C supports arguments -Wformat-security: YES </text:p>
      <text:p text:style-name="P3">Compiler for C supports arguments -Wmissing-declarations: YES </text:p>
      <text:p text:style-name="P3">Compiler for C supports arguments -Wmissing-prototypes: YES </text:p>
      <text:p text:style-name="P3">Compiler for C supports arguments -Wnested-externs: YES </text:p>
      <text:p text:style-name="P3">Compiler for C supports arguments -Wold-style-definition: YES </text:p>
      <text:p text:style-name="P3">Compiler for C supports arguments -Wpointer-arith: YES </text:p>
      <text:p text:style-name="P3">Compiler for C supports arguments -Wsign-compare: YES </text:p>
      <text:p text:style-name="P3">Compiler for C supports arguments -Wstrict-prototypes: YES </text:p>
      <text:p text:style-name="P3">Compiler for C supports arguments -Wundef: YES </text:p>
      <text:p text:style-name="P3">Compiler for C supports arguments -Wwrite-strings: YES </text:p>
      <text:p text:style-name="P3">Compiler for C supports arguments -Wno-address-of-packed-member -Waddress-of-packed-member: NO </text:p>
      <text:p text:style-name="P3">Compiler for C supports arguments -Wno-packed-not-aligned -Wpacked-not-aligned: NO </text:p>
      <text:p text:style-name="P3">Compiler for C supports arguments -Wno-missing-field-initializers -Wmissing-field-initializers: YES </text:p>
      <text:p text:style-name="P3">Fetching value of define "__SSE4_2__" : 1 </text:p>
      <text:p text:style-name="P3">Fetching value of define "__AES__" : <text:s/></text:p>
      <text:p text:style-name="P3">Fetching value of define "__PCLMUL__" : <text:s/></text:p>
      <text:p text:style-name="P3"><text:soft-page-break/>Fetching value of define "__AVX__" : <text:s/></text:p>
      <text:p text:style-name="P3">Fetching value of define "__AVX2__" : <text:s/></text:p>
      <text:p text:style-name="P3">Fetching value of define "__AVX512F__" : <text:s/></text:p>
      <text:p text:style-name="P3">Fetching value of define "__RDRND__" : <text:s/></text:p>
      <text:p text:style-name="P3">Fetching value of define "__RDSEED__" : <text:s/></text:p>
      <text:p text:style-name="P3">Program pkg-config found: YES (/usr/bin/pkg-config)</text:p>
      <text:p text:style-name="P3">Program gen-pmdinfo-cfile.sh found: YES (/home/mayesh/Downloads/dpdk-stable-19.11.2/buildtools/gen-pmdinfo-cfile.sh)</text:p>
      <text:p text:style-name="P3">Program check-experimental-syms.sh found: YES (/home/mayesh/Downloads/dpdk-stable-19.11.2/buildtools/check-experimental-syms.sh)</text:p>
      <text:p text:style-name="P3">Program options-ibverbs-static.sh found: YES (/home/mayesh/Downloads/dpdk-stable-19.11.2/buildtools/options-ibverbs-static.sh)</text:p>
      <text:p text:style-name="P3">Program python3 found: YES (/usr/bin/python3)</text:p>
      <text:p text:style-name="P3">Program grep found: YES (/usr/bin/grep)</text:p>
      <text:p text:style-name="P3">Compiler for C supports arguments -Wno-format-truncation -Wformat-truncation: NO </text:p>
      <text:p text:style-name="P3">Message: lib/librte_kvargs: Defining dependency "kvargs"</text:p>
      <text:p text:style-name="P3">Checking for function "getentropy" : NO </text:p>
      <text:p text:style-name="P3">Message: lib/librte_eal: Defining dependency "eal"</text:p>
      <text:p text:style-name="P3">Message: lib/librte_ring: Defining dependency "ring"</text:p>
      <text:p text:style-name="P3">Message: lib/librte_mempool: Defining dependency "mempool"</text:p>
      <text:p text:style-name="P3">Message: lib/librte_mbuf: Defining dependency "mbuf"</text:p>
      <text:p text:style-name="P3">Message: lib/librte_net: Defining dependency "net"</text:p>
      <text:p text:style-name="P3">Message: lib/librte_meter: Defining dependency "meter"</text:p>
      <text:p text:style-name="P3">Message: lib/librte_ethdev: Defining dependency "ethdev"</text:p>
      <text:p text:style-name="P3">Message: lib/librte_pci: Defining dependency "pci"</text:p>
      <text:p text:style-name="P3">Message: lib/librte_cmdline: Defining dependency "cmdline"</text:p>
      <text:p text:style-name="P3">Message: lib/librte_metrics: Defining dependency "metrics"</text:p>
      <text:p text:style-name="P3">Message: lib/librte_hash: Defining dependency "hash"</text:p>
      <text:p text:style-name="P3">Message: lib/librte_timer: Defining dependency "timer"</text:p>
      <text:p text:style-name="P3">Compiler for C supports arguments -mavx2: YES </text:p>
      <text:p text:style-name="P3">Message: lib/librte_acl: Defining dependency "acl"</text:p>
      <text:p text:style-name="P3">Message: lib/librte_bbdev: Defining dependency "bbdev"</text:p>
      <text:p text:style-name="P3">Message: lib/librte_bitratestats: Defining dependency "bitratestats"</text:p>
      <text:p text:style-name="P3">Message: lib/librte_cfgfile: Defining dependency "cfgfile"</text:p>
      <text:p text:style-name="P3">Message: lib/librte_compressdev: Defining dependency "compressdev"</text:p>
      <text:p text:style-name="P3">Message: lib/librte_cryptodev: Defining dependency "cryptodev"</text:p>
      <text:p text:style-name="P3">Message: lib/librte_distributor: Defining dependency "distributor"</text:p>
      <text:p text:style-name="P3">Message: lib/librte_efd: Defining dependency "efd"</text:p>
      <text:p text:style-name="P3">Message: lib/librte_eventdev: Defining dependency "eventdev"</text:p>
      <text:p text:style-name="P3">Message: lib/librte_gro: Defining dependency "gro"</text:p>
      <text:p text:style-name="P3">Message: lib/librte_gso: Defining dependency "gso"</text:p>
      <text:p text:style-name="P3">Message: lib/librte_ip_frag: Defining dependency "ip_frag"</text:p>
      <text:p text:style-name="P3">Message: lib/librte_jobstats: Defining dependency "jobstats"</text:p>
      <text:p text:style-name="P3">Message: lib/librte_kni: Defining dependency "kni"</text:p>
      <text:p text:style-name="P3">Message: lib/librte_latencystats: Defining dependency "latencystats"</text:p>
      <text:p text:style-name="P3">Message: lib/librte_lpm: Defining dependency "lpm"</text:p>
      <text:p text:style-name="P3">Message: lib/librte_member: Defining dependency "member"</text:p>
      <text:p text:style-name="P3">Message: lib/librte_power: Defining dependency "power"</text:p>
      <text:p text:style-name="P3">Message: lib/librte_pdump: Defining dependency "pdump"</text:p>
      <text:p text:style-name="P3"><text:soft-page-break/>Message: lib/librte_rawdev: Defining dependency "rawdev"</text:p>
      <text:p text:style-name="P3">Message: lib/librte_rcu: Defining dependency "rcu"</text:p>
      <text:p text:style-name="P3">Message: lib/librte_rib: Defining dependency "rib"</text:p>
      <text:p text:style-name="P3">Message: lib/librte_reorder: Defining dependency "reorder"</text:p>
      <text:p text:style-name="P3">Message: lib/librte_sched: Defining dependency "sched"</text:p>
      <text:p text:style-name="P3">Message: lib/librte_security: Defining dependency "security"</text:p>
      <text:p text:style-name="P3">Message: lib/librte_stack: Defining dependency "stack"</text:p>
      <text:p text:style-name="P3">Has header "linux/userfaultfd.h" : YES </text:p>
      <text:p text:style-name="P3">Message: lib/librte_vhost: Defining dependency "vhost"</text:p>
      <text:p text:style-name="P3">Message: lib/librte_ipsec: Defining dependency "ipsec"</text:p>
      <text:p text:style-name="P3">Message: lib/librte_fib: Defining dependency "fib"</text:p>
      <text:p text:style-name="P3">Message: lib/librte_port: Defining dependency "port"</text:p>
      <text:p text:style-name="P3">Message: lib/librte_table: Defining dependency "table"</text:p>
      <text:p text:style-name="P3">Message: lib/librte_pipeline: Defining dependency "pipeline"</text:p>
      <text:p text:style-name="P3">Message: lib/librte_flow_classify: Defining dependency "flow_classify"</text:p>
      <text:p text:style-name="P3">Run-time dependency libelf found: NO (tried pkgconfig and cmake)</text:p>
      <text:p text:style-name="P3">Message: lib/librte_bpf: Defining dependency "bpf"</text:p>
      <text:p text:style-name="P3">Run-time dependency jansson found: NO (tried pkgconfig and cmake)</text:p>
      <text:p text:style-name="P3">Compiler for C supports arguments -Wno-format-truncation -Wformat-truncation: NO </text:p>
      <text:p text:style-name="P3">Message: drivers/common/cpt: Defining dependency "common_cpt"</text:p>
      <text:p text:style-name="P3">Compiler for C supports arguments -Wno-cast-qual -Wcast-qual: YES </text:p>
      <text:p text:style-name="P3">Compiler for C supports arguments -Wno-pointer-arith -Wpointer-arith: YES </text:p>
      <text:p text:style-name="P3">Message: drivers/common/dpaax: Defining dependency "common_dpaax"</text:p>
      <text:p text:style-name="P3">Library libmusdk found: NO</text:p>
      <text:p text:style-name="P3">Message: drivers/common/octeontx: Defining dependency "common_octeontx"</text:p>
      <text:p text:style-name="P3">Message: drivers/common/octeontx2: Defining dependency "common_octeontx2"</text:p>
      <text:p text:style-name="P3">Compiler for C supports arguments -Wno-cast-qual -Wcast-qual: YES </text:p>
      <text:p text:style-name="P3">Compiler for C supports arguments -Wno-pointer-arith -Wpointer-arith: YES </text:p>
      <text:p text:style-name="P3">Message: drivers/bus/dpaa: Defining dependency "bus_dpaa"</text:p>
      <text:p text:style-name="P3">Message: drivers/bus/fslmc: Defining dependency "bus_fslmc"</text:p>
      <text:p text:style-name="P3">Message: drivers/bus/ifpga: Defining dependency "bus_ifpga"</text:p>
      <text:p text:style-name="P3">Message: drivers/bus/pci: Defining dependency "bus_pci"</text:p>
      <text:p text:style-name="P3">Message: drivers/bus/vdev: Defining dependency "bus_vdev"</text:p>
      <text:p text:style-name="P3">Message: drivers/bus/vmbus: Defining dependency "bus_vmbus"</text:p>
      <text:p text:style-name="P3">Message: drivers/mempool/bucket: Defining dependency "mempool_bucket"</text:p>
      <text:p text:style-name="P3">Message: drivers/mempool/dpaa: Defining dependency "mempool_dpaa"</text:p>
      <text:p text:style-name="P3">Message: drivers/mempool/dpaa2: Defining dependency "mempool_dpaa2"</text:p>
      <text:p text:style-name="P3">Message: drivers/mempool/octeontx: Defining dependency "mempool_octeontx"</text:p>
      <text:p text:style-name="P3">Message: drivers/mempool/octeontx2: Defining dependency "mempool_octeontx2"</text:p>
      <text:p text:style-name="P3">Message: drivers/mempool/ring: Defining dependency "mempool_ring"</text:p>
      <text:p text:style-name="P3">Message: drivers/mempool/stack: Defining dependency "mempool_stack"</text:p>
      <text:p text:style-name="P3">Message: drivers/net/af_packet: Defining dependency "pmd_af_packet"</text:p>
      <text:p text:style-name="P3">Run-time dependency libbpf found: NO (tried pkgconfig and cmake)</text:p>
      <text:p text:style-name="P3">Library bpf found: NO</text:p>
      <text:p text:style-name="P3">Message: drivers/net/ark: Defining dependency "pmd_ark"</text:p>
      <text:p text:style-name="P3">Message: drivers/net/atlantic: Defining dependency "pmd_atlantic"</text:p>
      <text:p text:style-name="P3">Message: drivers/net/avp: Defining dependency "pmd_avp"</text:p>
      <text:p text:style-name="P3">Message: drivers/net/axgbe: Defining dependency "pmd_axgbe"</text:p>
      <text:p text:style-name="P3">Message: drivers/net/bonding: Defining dependency "pmd_bond"</text:p>
      <text:p text:style-name="P3"><text:soft-page-break/>Run-time dependency zlib found: NO (tried pkgconfig and cmake)</text:p>
      <text:p text:style-name="P3">Message: drivers/net/bnxt: Defining dependency "pmd_bnxt"</text:p>
      <text:p text:style-name="P3">Message: drivers/net/cxgbe: Defining dependency "pmd_cxgbe"</text:p>
      <text:p text:style-name="P3">Compiler for C supports arguments -Wno-pointer-arith -Wpointer-arith: YES </text:p>
      <text:p text:style-name="P3">Message: drivers/net/dpaa: Defining dependency "pmd_dpaa"</text:p>
      <text:p text:style-name="P3">Message: drivers/net/dpaa2: Defining dependency "pmd_dpaa2"</text:p>
      <text:p text:style-name="P3">Compiler for C supports arguments -Wno-uninitialized -Wuninitialized: YES </text:p>
      <text:p text:style-name="P3">Compiler for C supports arguments -Wno-unused-parameter -Wunused-parameter: YES </text:p>
      <text:p text:style-name="P3">Compiler for C supports arguments -Wno-unused-variable -Wunused-variable: YES </text:p>
      <text:p text:style-name="P3">Compiler for C supports arguments -Wno-misleading-indentation -Wmisleading-indentation: NO </text:p>
      <text:p text:style-name="P3">Compiler for C supports arguments -Wno-implicit-fallthrough -Wimplicit-fallthrough: NO </text:p>
      <text:p text:style-name="P3">Message: drivers/net/e1000: Defining dependency "pmd_e1000"</text:p>
      <text:p text:style-name="P3">Message: drivers/net/ena: Defining dependency "pmd_ena"</text:p>
      <text:p text:style-name="P3">Message: drivers/net/enetc: Defining dependency "pmd_enetc"</text:p>
      <text:p text:style-name="P3">Compiler for C supports arguments -mavx2: YES </text:p>
      <text:p text:style-name="P3">Message: drivers/net/enic: Defining dependency "pmd_enic"</text:p>
      <text:p text:style-name="P3">Message: drivers/net/failsafe: Defining dependency "pmd_failsafe"</text:p>
      <text:p text:style-name="P3">Compiler for C supports arguments -Wno-unused-parameter -Wunused-parameter: YES </text:p>
      <text:p text:style-name="P3">Compiler for C supports arguments -Wno-unused-value -Wunused-value: YES </text:p>
      <text:p text:style-name="P3">Compiler for C supports arguments -Wno-strict-aliasing -Wstrict-aliasing: YES </text:p>
      <text:p text:style-name="P3">Compiler for C supports arguments -Wno-format-extra-args -Wformat-extra-args: YES </text:p>
      <text:p text:style-name="P3">Compiler for C supports arguments -Wno-unused-variable -Wunused-variable: YES </text:p>
      <text:p text:style-name="P3">Compiler for C supports arguments -Wno-implicit-fallthrough -Wimplicit-fallthrough: NO </text:p>
      <text:p text:style-name="P3">Message: drivers/net/fm10k: Defining dependency "pmd_fm10k"</text:p>
      <text:p text:style-name="P3">Compiler for C supports arguments -Wno-sign-compare -Wsign-compare: YES </text:p>
      <text:p text:style-name="P3">Compiler for C supports arguments -Wno-unused-value -Wunused-value: YES </text:p>
      <text:p text:style-name="P3">Compiler for C supports arguments -Wno-format -Wformat: YES </text:p>
      <text:p text:style-name="P3">Compiler for C supports arguments -Wno-format-security -Wformat-security: YES </text:p>
      <text:p text:style-name="P3">Compiler for C supports arguments -Wno-format-nonliteral -Wformat-nonliteral: YES </text:p>
      <text:p text:style-name="P3">Compiler for C supports arguments -Wno-strict-aliasing -Wstrict-aliasing: YES </text:p>
      <text:p text:style-name="P3">Compiler for C supports arguments -Wno-unused-but-set-variable -Wunused-but-set-variable: YES </text:p>
      <text:p text:style-name="P3">Compiler for C supports arguments -Wno-unused-parameter -Wunused-parameter: YES </text:p>
      <text:p text:style-name="P3">Compiler for C supports arguments -mavx2: YES </text:p>
      <text:p text:style-name="P3">Message: drivers/net/i40e: Defining dependency "pmd_i40e"</text:p>
      <text:p text:style-name="P3">Message: drivers/net/hinic: Defining dependency "pmd_hinic"</text:p>
      <text:p text:style-name="P3">Message: drivers/net/hns3: Defining dependency "pmd_hns3"</text:p>
      <text:p text:style-name="P3">Compiler for C supports arguments -Wno-pointer-to-int-cast -Wpointer-to-int-cast: YES </text:p>
      <text:p text:style-name="P3">Compiler for C supports arguments -mavx2: YES </text:p>
      <text:p text:style-name="P3">Message: drivers/net/iavf: Defining dependency "pmd_iavf"</text:p>
      <text:p text:style-name="P3">Compiler for C supports arguments -Wno-unused-value -Wunused-value: YES </text:p>
      <text:p text:style-name="P3">Compiler for C supports arguments -Wno-unused-but-set-variable -Wunused-but-set-variable: YES </text:p>
      <text:p text:style-name="P3">Compiler for C supports arguments -Wno-unused-variable -Wunused-variable: YES </text:p>
      <text:p text:style-name="P3">Compiler for C supports arguments -Wno-unused-parameter -Wunused-parameter: YES </text:p>
      <text:p text:style-name="P3">Compiler for C supports arguments -mavx2: YES </text:p>
      <text:p text:style-name="P3">Message: drivers/net/ice: Defining dependency "pmd_ice"</text:p>
      <text:p text:style-name="P3">Message: drivers/net/ifc: Defining dependency "pmd_ifc"</text:p>
      <text:p text:style-name="P3">Run-time dependency libfdt found: NO (tried pkgconfig and cmake)</text:p>
      <text:p text:style-name="P3">Library libfdt found: NO</text:p>
      <text:p text:style-name="P3">Compiler for C supports arguments -Wno-unused-value -Wunused-value: YES </text:p>
      <text:p text:style-name="P3"><text:soft-page-break/>Compiler for C supports arguments -Wno-unused-but-set-variable -Wunused-but-set-variable: YES </text:p>
      <text:p text:style-name="P3">Compiler for C supports arguments -Wno-unused-parameter -Wunused-parameter: YES </text:p>
      <text:p text:style-name="P3">Message: drivers/net/ixgbe: Defining dependency "pmd_ixgbe"</text:p>
      <text:p text:style-name="P3">Message: drivers/net/kni: Defining dependency "pmd_kni"</text:p>
      <text:p text:style-name="P3">Message: drivers/net/liquidio: Defining dependency "pmd_liquidio"</text:p>
      <text:p text:style-name="P3">Message: drivers/net/memif: Defining dependency "pmd_memif"</text:p>
      <text:p text:style-name="P3">Run-time dependency libmlx4 found: NO (tried pkgconfig and cmake)</text:p>
      <text:p text:style-name="P3">Library mlx4 found: NO</text:p>
      <text:p text:style-name="P3">Run-time dependency libibverbs found: NO (tried pkgconfig and cmake)</text:p>
      <text:p text:style-name="P3">Library ibverbs found: NO</text:p>
      <text:p text:style-name="P3">Run-time dependency libmlx5 found: NO (tried pkgconfig and cmake)</text:p>
      <text:p text:style-name="P3">Library mlx5 found: NO</text:p>
      <text:p text:style-name="P3">Run-time dependency libibverbs found: NO (tried pkgconfig and cmake)</text:p>
      <text:p text:style-name="P3">Library ibverbs found: NO</text:p>
      <text:p text:style-name="P3">Library libmusdk found: NO</text:p>
      <text:p text:style-name="P3">Library libmusdk found: NO</text:p>
      <text:p text:style-name="P3">Message: drivers/net/netvsc: Defining dependency "pmd_netvsc"</text:p>
      <text:p text:style-name="P3">Run-time dependency netcope-common found: NO (tried pkgconfig and cmake)</text:p>
      <text:p text:style-name="P3">Message: drivers/net/nfp: Defining dependency "pmd_nfp"</text:p>
      <text:p text:style-name="P3">Message: drivers/net/null: Defining dependency "pmd_null"</text:p>
      <text:p text:style-name="P3">Message: drivers/net/octeontx: Defining dependency "pmd_octeontx"</text:p>
      <text:p text:style-name="P3">Message: drivers/net/octeontx2: Defining dependency "pmd_octeontx2"</text:p>
      <text:p text:style-name="P3">Compiler for C supports arguments -Wno-pointer-arith -Wpointer-arith: YES </text:p>
      <text:p text:style-name="P3">Message: drivers/net/pfe: Defining dependency "pmd_pfe"</text:p>
      <text:p text:style-name="P3">Compiler for C supports arguments -Wno-unused-parameter -Wunused-parameter: YES </text:p>
      <text:p text:style-name="P3">Compiler for C supports arguments -Wno-sign-compare -Wsign-compare: YES </text:p>
      <text:p text:style-name="P3">Compiler for C supports arguments -Wno-missing-prototypes -Wmissing-prototypes: YES </text:p>
      <text:p text:style-name="P3">Compiler for C supports arguments -Wno-cast-qual -Wcast-qual: YES </text:p>
      <text:p text:style-name="P3">Compiler for C supports arguments -Wno-unused-function -Wunused-function: YES </text:p>
      <text:p text:style-name="P3">Compiler for C supports arguments -Wno-unused-variable -Wunused-variable: YES </text:p>
      <text:p text:style-name="P3">Compiler for C supports arguments -Wno-strict-aliasing -Wstrict-aliasing: YES </text:p>
      <text:p text:style-name="P3">Compiler for C supports arguments -Wno-missing-prototypes -Wmissing-prototypes: YES </text:p>
      <text:p text:style-name="P3">Compiler for C supports arguments -Wno-unused-value -Wunused-value: YES </text:p>
      <text:p text:style-name="P3">Compiler for C supports arguments -Wno-format-nonliteral -Wformat-nonliteral: YES </text:p>
      <text:p text:style-name="P3">Compiler for C supports arguments -Wno-shift-negative-value -Wshift-negative-value: NO </text:p>
      <text:p text:style-name="P3">Compiler for C supports arguments -Wno-unused-but-set-variable -Wunused-but-set-variable: YES </text:p>
      <text:p text:style-name="P3">Compiler for C supports arguments -Wno-missing-declarations -Wmissing-declarations: YES </text:p>
      <text:p text:style-name="P3">Compiler for C supports arguments -Wno-maybe-uninitialized -Wmaybe-uninitialized: YES </text:p>
      <text:p text:style-name="P3">Compiler for C supports arguments -Wno-strict-prototypes -Wstrict-prototypes: YES </text:p>
      <text:p text:style-name="P3">Compiler for C supports arguments -Wno-shift-negative-value -Wshift-negative-value: NO </text:p>
      <text:p text:style-name="P3">Compiler for C supports arguments -Wno-implicit-fallthrough -Wimplicit-fallthrough: NO </text:p>
      <text:p text:style-name="P3">Compiler for C supports arguments -Wno-format-extra-args -Wformat-extra-args: YES </text:p>
      <text:p text:style-name="P3">Compiler for C supports arguments -Wno-visibility -Wvisibility: NO </text:p>
      <text:p text:style-name="P3">Compiler for C supports arguments -Wno-empty-body -Wempty-body: YES </text:p>
      <text:p text:style-name="P3">Compiler for C supports arguments -Wno-invalid-source-encoding -Winvalid-source-encoding: NO </text:p>
      <text:p text:style-name="P3">Compiler for C supports arguments -Wno-sometimes-uninitialized -Wsometimes-uninitialized: NO </text:p>
      <text:p text:style-name="P3">Compiler for C supports arguments -Wno-pointer-bool-conversion -Wpointer-bool-conversion: NO </text:p>
      <text:p text:style-name="P3">Message: drivers/net/qede: Defining dependency "pmd_qede"</text:p>
      <text:p text:style-name="P3">Message: drivers/net/ring: Defining dependency "pmd_ring"</text:p>
      <text:p text:style-name="P3"><text:soft-page-break/>Compiler for C supports arguments -Wno-strict-aliasing -Wstrict-aliasing: YES </text:p>
      <text:p text:style-name="P3">Compiler for C supports arguments -Wdisabled-optimization: YES </text:p>
      <text:p text:style-name="P3">Compiler for C supports arguments -Waggregate-return: YES </text:p>
      <text:p text:style-name="P3">Compiler for C supports arguments -Wbad-function-cast: YES </text:p>
      <text:p text:style-name="P3">Compiler for C supports arguments -Wno-sign-compare -Wsign-compare: YES </text:p>
      <text:p text:style-name="P3">Compiler for C supports arguments -Wno-unused-parameter -Wunused-parameter: YES </text:p>
      <text:p text:style-name="P3">Compiler for C supports arguments -Wno-unused-variable -Wunused-variable: YES </text:p>
      <text:p text:style-name="P3">Compiler for C supports arguments -Wno-empty-body -Wempty-body: YES </text:p>
      <text:p text:style-name="P3">Compiler for C supports arguments -Wno-unused-but-set-variable -Wunused-but-set-variable: YES </text:p>
      <text:p text:style-name="P3">Message: drivers/net/sfc: Defining dependency "pmd_sfc"</text:p>
      <text:p text:style-name="P3">Message: drivers/net/softnic: Defining dependency "pmd_softnic"</text:p>
      <text:p text:style-name="P3">Run-time dependency libsze2 found: NO (tried pkgconfig and cmake)</text:p>
      <text:p text:style-name="P3">Header &lt;linux/pkt_cls.h&gt; has symbol "TCA_FLOWER_UNSPEC" : YES </text:p>
      <text:p text:style-name="P3">Header &lt;linux/pkt_cls.h&gt; has symbol "TCA_FLOWER_KEY_VLAN_PRIO" : YES </text:p>
      <text:p text:style-name="P3">Header &lt;linux/pkt_cls.h&gt; has symbol "TCA_BPF_UNSPEC" : YES </text:p>
      <text:p text:style-name="P3">Header &lt;linux/pkt_cls.h&gt; has symbol "TCA_BPF_FD" : NO </text:p>
      <text:p text:style-name="P3">Header &lt;linux/tc_act/tc_bpf.h&gt; has symbol "TCA_ACT_BPF_UNSPEC" : NO </text:p>
      <text:p text:style-name="P3">Header &lt;linux/tc_act/tc_bpf.h&gt; has symbol "TCA_ACT_BPF_FD" : NO </text:p>
      <text:p text:style-name="P3">Configuring tap_autoconf.h using configuration</text:p>
      <text:p text:style-name="P3">Message: drivers/net/tap: Defining dependency "pmd_tap"</text:p>
      <text:p text:style-name="P3">Compiler for C supports arguments -fno-prefetch-loop-arrays: YES </text:p>
      <text:p text:style-name="P3">Compiler for C supports arguments -Wno-maybe-uninitialized -Wmaybe-uninitialized: YES </text:p>
      <text:p text:style-name="P3">Message: drivers/net/thunderx: Defining dependency "pmd_thunderx"</text:p>
      <text:p text:style-name="P3">Compiler for C supports arguments -D_BSD_SOURCE: YES </text:p>
      <text:p text:style-name="P3">Compiler for C supports arguments -D_DEFAULT_SOURCE: YES </text:p>
      <text:p text:style-name="P3">Compiler for C supports arguments -D_XOPEN_SOURCE=600: YES </text:p>
      <text:p text:style-name="P3">Message: drivers/net/vdev_netvsc: Defining dependency "pmd_vdev_netvsc"</text:p>
      <text:p text:style-name="P3">Message: drivers/net/vhost: Defining dependency "pmd_vhost"</text:p>
      <text:p text:style-name="P3">Message: drivers/net/virtio: Defining dependency "pmd_virtio"</text:p>
      <text:p text:style-name="P3">Compiler for C supports arguments -Wno-unused-parameter -Wunused-parameter: YES </text:p>
      <text:p text:style-name="P3">Compiler for C supports arguments -Wno-unused-value -Wunused-value: YES </text:p>
      <text:p text:style-name="P3">Compiler for C supports arguments -Wno-strict-aliasing -Wstrict-aliasing: YES </text:p>
      <text:p text:style-name="P3">Compiler for C supports arguments -Wno-format-extra-args -Wformat-extra-args: YES </text:p>
      <text:p text:style-name="P3">Message: drivers/net/vmxnet3: Defining dependency "pmd_vmxnet3"</text:p>
      <text:p text:style-name="P3">Message: drivers/raw/dpaa2_cmdif: Defining dependency "rawdev_dpaa2_cmdif"</text:p>
      <text:p text:style-name="P3">Message: drivers/raw/dpaa2_qdma: Defining dependency "rawdev_dpaa2_qdma"</text:p>
      <text:p text:style-name="P3">Run-time dependency libfdt found: NO (tried pkgconfig and cmake)</text:p>
      <text:p text:style-name="P3">Library libfdt found: NO</text:p>
      <text:p text:style-name="P3">Message: drivers/raw/ioat: Defining dependency "rawdev_ioat"</text:p>
      <text:p text:style-name="P3">Message: drivers/raw/ntb: Defining dependency "rawdev_ntb"</text:p>
      <text:p text:style-name="P3">Message: drivers/raw/octeontx2_dma: Defining dependency "rawdev_octeontx2_dma"</text:p>
      <text:p text:style-name="P3">Message: drivers/raw/skeleton: Defining dependency "rawdev_skeleton"</text:p>
      <text:p text:style-name="P3">Library IPSec_MB found: NO</text:p>
      <text:p text:style-name="P3">Library IPSec_MB found: NO</text:p>
      <text:p text:style-name="P3">Message: drivers/crypto/caam_jr: Defining dependency "pmd_caam_jr"</text:p>
      <text:p text:style-name="P3">Run-time dependency libcrypto found: NO (tried pkgconfig and cmake)</text:p>
      <text:p text:style-name="P3">Message: drivers/crypto/dpaa_sec: Defining dependency "pmd_dpaa_sec"</text:p>
      <text:p text:style-name="P3">Message: drivers/crypto/dpaa2_sec: Defining dependency "pmd_dpaa2_sec"</text:p>
      <text:p text:style-name="P3">Library sso_kasumi found: NO</text:p>
      <text:p text:style-name="P3"><text:soft-page-break/>Library libmusdk found: NO</text:p>
      <text:p text:style-name="P3">Message: drivers/crypto/nitrox: Defining dependency "pmd_nitrox"</text:p>
      <text:p text:style-name="P3">Message: drivers/crypto/null: Defining dependency "pmd_null_crypto"</text:p>
      <text:p text:style-name="P3">Message: drivers/crypto/octeontx: Defining dependency "pmd_octeontx_crypto"</text:p>
      <text:p text:style-name="P3">Message: drivers/crypto/octeontx2: Defining dependency "pmd_octeontx2_crypto"</text:p>
      <text:p text:style-name="P3">Run-time dependency libcrypto found: NO (tried pkgconfig and cmake)</text:p>
      <text:p text:style-name="P3">Run-time dependency libcrypto found: NO (tried pkgconfig and cmake)</text:p>
      <text:p text:style-name="P3">Message: drivers/crypto/scheduler: Defining dependency "pmd_crypto_scheduler"</text:p>
      <text:p text:style-name="P3">Library sso_snow3g found: NO</text:p>
      <text:p text:style-name="P3">Message: drivers/crypto/virtio: Defining dependency "pmd_virtio_crypto"</text:p>
      <text:p text:style-name="P3">Library sso_zuc found: NO</text:p>
      <text:p text:style-name="P3">Run-time dependency libisal found: NO (tried pkgconfig and cmake)</text:p>
      <text:p text:style-name="P3">Message: drivers/compress/octeontx: Defining dependency "pmd_octeontx_compress"</text:p>
      <text:p text:style-name="P3">Message: drivers/compress/qat: Defining dependency "pmd_qat"</text:p>
      <text:p text:style-name="P3">Run-time dependency zlib found: NO (tried pkgconfig and cmake)</text:p>
      <text:p text:style-name="P3">Message: drivers/event/dpaa: Defining dependency "pmd_dpaa_event"</text:p>
      <text:p text:style-name="P3">Message: drivers/event/dpaa2: Defining dependency "pmd_dpaa2_event"</text:p>
      <text:p text:style-name="P3">Message: drivers/event/octeontx2: Defining dependency "pmd_octeontx2_event"</text:p>
      <text:p text:style-name="P3">Message: drivers/event/opdl: Defining dependency "pmd_opdl_event"</text:p>
      <text:p text:style-name="P3">Message: drivers/event/skeleton: Defining dependency "pmd_skeleton_event"</text:p>
      <text:p text:style-name="P3">Message: drivers/event/sw: Defining dependency "pmd_sw_event"</text:p>
      <text:p text:style-name="P3">Compiler for C supports arguments -Wno-format-nonliteral -Wformat-nonliteral: YES </text:p>
      <text:p text:style-name="P3">Message: drivers/event/dsw: Defining dependency "pmd_dsw_event"</text:p>
      <text:p text:style-name="P3">Message: drivers/event/octeontx: Defining dependency "pmd_octeontx_event"</text:p>
      <text:p text:style-name="P3">Message: drivers/baseband/null: Defining dependency "pmd_bbdev_null"</text:p>
      <text:p text:style-name="P3">Message: drivers/baseband/turbo_sw: Defining dependency "pmd_bbdev_turbo_sw"</text:p>
      <text:p text:style-name="P3">Message: drivers/baseband/fpga_lte_fec: Defining dependency "pmd_bbdev_fpga_lte_fec"</text:p>
      <text:p text:style-name="P3">Library execinfo found: NO</text:p>
      <text:p text:style-name="P3">Compiler for C supports arguments -Wno-format-truncation -Wformat-truncation: NO </text:p>
      <text:p text:style-name="P3">Run-time dependency zlib found: NO (tried pkgconfig and cmake)</text:p>
      <text:p text:style-name="P3">Library execinfo found: NO</text:p>
      <text:p text:style-name="P3">Program get-coremask.sh found: YES (/home/mayesh/Downloads/dpdk-stable-19.11.2/app/test/get-coremask.sh)</text:p>
      <text:p text:style-name="P3">Program doxygen found: NO</text:p>
      <text:p text:style-name="P3">Program sphinx-build found: NO</text:p>
      <text:p text:style-name="P3">Library execinfo found: NO</text:p>
      <text:p text:style-name="P3">kernel/linux/meson.build:23: WARNING: Cannot compile kernel modules as requested - are kernel headers installed?</text:p>
      <text:p text:style-name="P3">Configuring rte_build_config.h using configuration</text:p>
      <text:p text:style-name="P3">Message: </text:p>
      <text:p text:style-name="P3">=================</text:p>
      <text:p text:style-name="P3">Libraries Enabled</text:p>
      <text:p text:style-name="P3">=================</text:p>
      <text:p text:style-name="P3"/>
      <text:p text:style-name="P3">libs:</text:p>
      <text:p text:style-name="P3"><text:tab/>kvargs, eal, ring, mempool, mbuf, net, meter, ethdev, </text:p>
      <text:p text:style-name="P3"><text:tab/>pci, cmdline, metrics, hash, timer, acl, bbdev, bitratestats, </text:p>
      <text:p text:style-name="P3"><text:tab/>cfgfile, compressdev, cryptodev, distributor, efd, eventdev, gro, gso, </text:p>
      <text:p text:style-name="P3"><text:tab/>ip_frag, jobstats, kni, latencystats, lpm, member, power, pdump, </text:p>
      <text:p text:style-name="P3"><text:soft-page-break/><text:tab/>rawdev, rcu, rib, reorder, sched, security, stack, vhost, </text:p>
      <text:p text:style-name="P3"><text:tab/>ipsec, fib, port, table, pipeline, flow_classify, bpf, </text:p>
      <text:p text:style-name="P3"/>
      <text:p text:style-name="P3">Message: </text:p>
      <text:p text:style-name="P3">===============</text:p>
      <text:p text:style-name="P3">Drivers Enabled</text:p>
      <text:p text:style-name="P3">===============</text:p>
      <text:p text:style-name="P3"/>
      <text:p text:style-name="P3">common:</text:p>
      <text:p text:style-name="P3"><text:tab/>cpt, dpaax, octeontx, octeontx2, </text:p>
      <text:p text:style-name="P3">bus:</text:p>
      <text:p text:style-name="P3"><text:tab/>dpaa, fslmc, ifpga, pci, vdev, vmbus, </text:p>
      <text:p text:style-name="P3">mempool:</text:p>
      <text:p text:style-name="P3"><text:tab/>bucket, dpaa, dpaa2, octeontx, octeontx2, ring, stack, </text:p>
      <text:p text:style-name="P3">net:</text:p>
      <text:p text:style-name="P3"><text:tab/>af_packet, ark, atlantic, avp, axgbe, bond, bnxt, cxgbe, </text:p>
      <text:p text:style-name="P3"><text:tab/>dpaa, dpaa2, e1000, ena, enetc, enic, failsafe, fm10k, </text:p>
      <text:p text:style-name="P3"><text:tab/>i40e, hinic, hns3, iavf, ice, ifc, ixgbe, kni, </text:p>
      <text:p text:style-name="P3"><text:tab/>liquidio, memif, netvsc, nfp, null, octeontx, octeontx2, pfe, </text:p>
      <text:p text:style-name="P3"><text:tab/>qede, ring, sfc, softnic, tap, thunderx, vdev_netvsc, vhost, </text:p>
      <text:p text:style-name="P3"><text:tab/>virtio, vmxnet3, </text:p>
      <text:p text:style-name="P3">raw:</text:p>
      <text:p text:style-name="P3"><text:tab/>dpaa2_cmdif, dpaa2_qdma, ioat, ntb, octeontx2_dma, skeleton, </text:p>
      <text:p text:style-name="P3">crypto:</text:p>
      <text:p text:style-name="P3"><text:tab/>caam_jr, dpaa_sec, dpaa2_sec, nitrox, null_crypto, octeontx_crypto, octeontx2_crypto, crypto_scheduler, </text:p>
      <text:p text:style-name="P3"><text:tab/>virtio_crypto, </text:p>
      <text:p text:style-name="P3">compress:</text:p>
      <text:p text:style-name="P3"><text:tab/>octeontx_compress, qat, </text:p>
      <text:p text:style-name="P3">event:</text:p>
      <text:p text:style-name="P3"><text:tab/>dpaa, dpaa2, octeontx2, opdl, skeleton, sw, dsw, octeontx, </text:p>
      <text:p text:style-name="P3"><text:tab/></text:p>
      <text:p text:style-name="P3">baseband:</text:p>
      <text:p text:style-name="P3"><text:tab/>null, turbo_sw, fpga_lte_fec, </text:p>
      <text:p text:style-name="P3"/>
      <text:p text:style-name="P3">Message: </text:p>
      <text:p text:style-name="P3">=================</text:p>
      <text:p text:style-name="P3">Content Skipped</text:p>
      <text:p text:style-name="P3">=================</text:p>
      <text:p text:style-name="P3"/>
      <text:p text:style-name="P3">libs:</text:p>
      <text:p text:style-name="P3"><text:tab/>telemetry:<text:tab/>missing dependency "jansson"</text:p>
      <text:p text:style-name="P3"><text:tab/></text:p>
      <text:p text:style-name="P3">drivers:</text:p>
      <text:p text:style-name="P3"><text:tab/>common/mvep:<text:tab/>missing dependency, "libmusdk"</text:p>
      <text:p text:style-name="P3"><text:tab/>net/af_xdp:<text:tab/>missing dependency, "libbpf"</text:p>
      <text:p text:style-name="P3"><text:tab/>net/bnx2x:<text:tab/>missing dependency, "zlib"</text:p>
      <text:p text:style-name="P3"><text:tab/>net/ipn3ke:<text:tab/>missing dependency, "libfdt"</text:p>
      <text:p text:style-name="P3"><text:tab/>net/mlx4:<text:tab/>missing dependency, "ibverbs"</text:p>
      <text:p text:style-name="P3"><text:soft-page-break/><text:tab/>net/mlx5:<text:tab/>missing dependency, "ibverbs"</text:p>
      <text:p text:style-name="P3"><text:tab/>net/mvneta:<text:tab/>missing dependency, "libmusdk"</text:p>
      <text:p text:style-name="P3"><text:tab/>net/mvpp2:<text:tab/>missing dependency, "libmusdk"</text:p>
      <text:p text:style-name="P3"><text:tab/>net/nfb:<text:tab/>missing dependency, "libnfb"</text:p>
      <text:p text:style-name="P3"><text:tab/>net/pcap:<text:tab/>missing dependency, "libpcap"</text:p>
      <text:p text:style-name="P3"><text:tab/>net/szedata2:<text:tab/>missing dependency, "libsze2"</text:p>
      <text:p text:style-name="P3"><text:tab/>raw/ifpga:<text:tab/>missing dependency, "libfdt"</text:p>
      <text:p text:style-name="P3"><text:tab/>crypto/aesni_gcm:<text:tab/>missing dependency, "libIPSec_MB"</text:p>
      <text:p text:style-name="P3"><text:tab/>crypto/aesni_mb:<text:tab/>missing dependency, "libIPSec_MB"</text:p>
      <text:p text:style-name="P3"><text:tab/>crypto/ccp:<text:tab/>missing dependency, "libcrypto"</text:p>
      <text:p text:style-name="P3"><text:tab/>crypto/kasumi:<text:tab/>missing dependency, "libsso_kasumi"</text:p>
      <text:p text:style-name="P3"><text:tab/>crypto/mvsam:<text:tab/>missing dependency, "libmusdk"</text:p>
      <text:p text:style-name="P3"><text:tab/>crypto/openssl:<text:tab/>missing dependency, "libcrypto"</text:p>
      <text:p text:style-name="P3"><text:tab/>crypto/snow3g:<text:tab/>missing dependency, "libsso_snow3g"</text:p>
      <text:p text:style-name="P3"><text:tab/>crypto/zuc:<text:tab/>missing dependency, "libsso_zuc"</text:p>
      <text:p text:style-name="P3"><text:tab/>compress/isal:<text:tab/>missing dependency, "libisal"</text:p>
      <text:p text:style-name="P3"><text:tab/>compress/zlib:<text:tab/>missing dependency, "zlib"</text:p>
      <text:p text:style-name="P3"><text:tab/></text:p>
      <text:p text:style-name="P3"/>
      <text:p text:style-name="P3">Build targets in project: 740</text:p>
      <text:p text:style-name="P3"/>
      <text:p text:style-name="P3"/>
      <text:p text:style-name="P3">ERROR: Could not detect Ninja v1.5 or newer</text:p>
      <text:p text:style-name="P3"/>
      <text:p text:style-name="P3">A full log can be found at /home/mayesh/dpdk/meson-logs/meson-log.txt</text:p>
      <text:p text:style-name="P3">[mayesh@mayesh dpdk-stable-19.11.2]$ </text:p>
      <text:p text:style-name="P2"/>
      <text:p text:style-name="P2"/>
      <text:p text:style-name="P6">MESON BUILD2:</text:p>
      <text:p text:style-name="P4"/>
      <text:p text:style-name="P4">[mayesh@mayesh dpdk-stable-19.11.2]$ meson /home/mayesh/dpdk</text:p>
      <text:p text:style-name="P4">The Meson build system</text:p>
      <text:p text:style-name="P4">Version: 0.54.2</text:p>
      <text:p text:style-name="P4">Source dir: /home/mayesh/Downloads/dpdk-stable-19.11.2</text:p>
      <text:p text:style-name="P4">Build dir: /home/mayesh/dpdk</text:p>
      <text:p text:style-name="P4">Build type: native build</text:p>
      <text:p text:style-name="P4">Program cat found: YES (/usr/bin/cat)</text:p>
      <text:p text:style-name="P4">Project name: DPDK</text:p>
      <text:p text:style-name="P4">Project version: 19.11.2</text:p>
      <text:p text:style-name="P4">C compiler for the host machine: cc (gcc 4.8.5 "cc (GCC) 4.8.5 20150623 (Red Hat 4.8.5-39)")</text:p>
      <text:p text:style-name="P4">C linker for the host machine: cc ld.bfd 2.27-34</text:p>
      <text:p text:style-name="P4">Host machine cpu family: x86_64</text:p>
      <text:p text:style-name="P4">Host machine cpu: x86_64</text:p>
      <text:p text:style-name="P4">Program cat found: YES (/usr/bin/cat)</text:p>
      <text:p text:style-name="P4">Program ../buildtools/symlink-drivers-solibs.sh found: YES (/bin/sh /home/mayesh/Downloads/dpdk-stable-19.11.2/config/../buildtools/symlink-drivers-solibs.sh)</text:p>
      <text:p text:style-name="P4">Checking for size of "void *" : 8</text:p>
      <text:p text:style-name="P4">Library m found: YES</text:p>
      <text:p text:style-name="P4">Library numa found: NO</text:p>
      <text:p text:style-name="P4">Found pkg-config: /usr/bin/pkg-config (0.27.1)</text:p>
      <text:p text:style-name="P4">Did not find CMake 'cmake'</text:p>
      <text:p text:style-name="P4">Found CMake: NO</text:p>
      <text:p text:style-name="P4">Run-time dependency libbsd found: NO (tried pkgconfig and cmake)</text:p>
      <text:p text:style-name="P4">pcap-config found: NO</text:p>
      <text:p text:style-name="P4">Run-time dependency pcap found: NO (tried pkgconfig and config-tool)</text:p>
      <text:p text:style-name="P4">Compiler for C supports arguments -Wextra: YES </text:p>
      <text:p text:style-name="P4">config/meson.build:192: WARNING: Consider using the built-in warning_level option instead of using "-Wextra".</text:p>
      <text:p text:style-name="P4">Compiler for C supports arguments -Wcast-qual: YES </text:p>
      <text:p text:style-name="P4">Compiler for C supports arguments -Wdeprecated: YES </text:p>
      <text:p text:style-name="P4">Compiler for C supports arguments -Wformat-nonliteral: YES </text:p>
      <text:p text:style-name="P4">Compiler for C supports arguments -Wformat-security: YES </text:p>
      <text:p text:style-name="P4">Compiler for C supports arguments -Wmissing-declarations: YES </text:p>
      <text:p text:style-name="P4">Compiler for C supports arguments -Wmissing-prototypes: YES </text:p>
      <text:p text:style-name="P4">Compiler for C supports arguments -Wnested-externs: YES </text:p>
      <text:p text:style-name="P4">Compiler for C supports arguments -Wold-style-definition: YES </text:p>
      <text:p text:style-name="P4">Compiler for C supports arguments -Wpointer-arith: YES </text:p>
      <text:p text:style-name="P4">Compiler for C supports arguments -Wsign-compare: YES </text:p>
      <text:p text:style-name="P4">Compiler for C supports arguments -Wstrict-prototypes: YES </text:p>
      <text:p text:style-name="P4">Compiler for C supports arguments -Wundef: YES </text:p>
      <text:p text:style-name="P4">Compiler for C supports arguments -Wwrite-strings: YES </text:p>
      <text:p text:style-name="P4">Compiler for C supports arguments -Wno-address-of-packed-member -Waddress-of-packed-member: NO </text:p>
      <text:p text:style-name="P4">Compiler for C supports arguments -Wno-packed-not-aligned -Wpacked-not-aligned: NO </text:p>
      <text:p text:style-name="P4">Compiler for C supports arguments -Wno-missing-field-initializers -Wmissing-field-initializers: YES </text:p>
      <text:p text:style-name="P4">Fetching value of define "__SSE4_2__" : 1 </text:p>
      <text:p text:style-name="P4">Fetching value of define "__AES__" : <text:s/></text:p>
      <text:p text:style-name="P4"><text:soft-page-break/>Fetching value of define "__PCLMUL__" : <text:s/></text:p>
      <text:p text:style-name="P4">Fetching value of define "__AVX__" : <text:s/></text:p>
      <text:p text:style-name="P4">Fetching value of define "__AVX2__" : <text:s/></text:p>
      <text:p text:style-name="P4">Fetching value of define "__AVX512F__" : <text:s/></text:p>
      <text:p text:style-name="P4">Fetching value of define "__RDRND__" : <text:s/></text:p>
      <text:p text:style-name="P4">Fetching value of define "__RDSEED__" : <text:s/></text:p>
      <text:p text:style-name="P4">Program pkg-config found: YES (/usr/bin/pkg-config)</text:p>
      <text:p text:style-name="P4">Program gen-pmdinfo-cfile.sh found: YES (/home/mayesh/Downloads/dpdk-stable-19.11.2/buildtools/gen-pmdinfo-cfile.sh)</text:p>
      <text:p text:style-name="P4">Program check-experimental-syms.sh found: YES (/home/mayesh/Downloads/dpdk-stable-19.11.2/buildtools/check-experimental-syms.sh)</text:p>
      <text:p text:style-name="P4">Program options-ibverbs-static.sh found: YES (/home/mayesh/Downloads/dpdk-stable-19.11.2/buildtools/options-ibverbs-static.sh)</text:p>
      <text:p text:style-name="P4">Program python3 found: YES (/usr/bin/python3)</text:p>
      <text:p text:style-name="P4">Program grep found: YES (/usr/bin/grep)</text:p>
      <text:p text:style-name="P4">Compiler for C supports arguments -Wno-format-truncation -Wformat-truncation: NO </text:p>
      <text:p text:style-name="P4">Message: lib/librte_kvargs: Defining dependency "kvargs"</text:p>
      <text:p text:style-name="P4">Checking for function "getentropy" : NO </text:p>
      <text:p text:style-name="P4">Message: lib/librte_eal: Defining dependency "eal"</text:p>
      <text:p text:style-name="P4">Message: lib/librte_ring: Defining dependency "ring"</text:p>
      <text:p text:style-name="P4">Message: lib/librte_mempool: Defining dependency "mempool"</text:p>
      <text:p text:style-name="P4">Message: lib/librte_mbuf: Defining dependency "mbuf"</text:p>
      <text:p text:style-name="P4">Message: lib/librte_net: Defining dependency "net"</text:p>
      <text:p text:style-name="P4">Message: lib/librte_meter: Defining dependency "meter"</text:p>
      <text:p text:style-name="P4">Message: lib/librte_ethdev: Defining dependency "ethdev"</text:p>
      <text:p text:style-name="P4">Message: lib/librte_pci: Defining dependency "pci"</text:p>
      <text:p text:style-name="P4">Message: lib/librte_cmdline: Defining dependency "cmdline"</text:p>
      <text:p text:style-name="P4">Message: lib/librte_metrics: Defining dependency "metrics"</text:p>
      <text:p text:style-name="P4">Message: lib/librte_hash: Defining dependency "hash"</text:p>
      <text:p text:style-name="P4">Message: lib/librte_timer: Defining dependency "timer"</text:p>
      <text:p text:style-name="P4">Compiler for C supports arguments -mavx2: YES </text:p>
      <text:p text:style-name="P4">Message: lib/librte_acl: Defining dependency "acl"</text:p>
      <text:p text:style-name="P4">Message: lib/librte_bbdev: Defining dependency "bbdev"</text:p>
      <text:p text:style-name="P4">Message: lib/librte_bitratestats: Defining dependency "bitratestats"</text:p>
      <text:p text:style-name="P4">Message: lib/librte_cfgfile: Defining dependency "cfgfile"</text:p>
      <text:p text:style-name="P4">Message: lib/librte_compressdev: Defining dependency "compressdev"</text:p>
      <text:p text:style-name="P4">Message: lib/librte_cryptodev: Defining dependency "cryptodev"</text:p>
      <text:p text:style-name="P4">Message: lib/librte_distributor: Defining dependency "distributor"</text:p>
      <text:p text:style-name="P4">Message: lib/librte_efd: Defining dependency "efd"</text:p>
      <text:p text:style-name="P4">Message: lib/librte_eventdev: Defining dependency "eventdev"</text:p>
      <text:p text:style-name="P4">Message: lib/librte_gro: Defining dependency "gro"</text:p>
      <text:p text:style-name="P4">Message: lib/librte_gso: Defining dependency "gso"</text:p>
      <text:p text:style-name="P4">Message: lib/librte_ip_frag: Defining dependency "ip_frag"</text:p>
      <text:p text:style-name="P4">Message: lib/librte_jobstats: Defining dependency "jobstats"</text:p>
      <text:p text:style-name="P4">Message: lib/librte_kni: Defining dependency "kni"</text:p>
      <text:p text:style-name="P4">Message: lib/librte_latencystats: Defining dependency "latencystats"</text:p>
      <text:p text:style-name="P4">Message: lib/librte_lpm: Defining dependency "lpm"</text:p>
      <text:p text:style-name="P4">Message: lib/librte_member: Defining dependency "member"</text:p>
      <text:p text:style-name="P4">Message: lib/librte_power: Defining dependency "power"</text:p>
      <text:p text:style-name="P4"><text:soft-page-break/>Message: lib/librte_pdump: Defining dependency "pdump"</text:p>
      <text:p text:style-name="P4">Message: lib/librte_rawdev: Defining dependency "rawdev"</text:p>
      <text:p text:style-name="P4">Message: lib/librte_rcu: Defining dependency "rcu"</text:p>
      <text:p text:style-name="P4">Message: lib/librte_rib: Defining dependency "rib"</text:p>
      <text:p text:style-name="P4">Message: lib/librte_reorder: Defining dependency "reorder"</text:p>
      <text:p text:style-name="P4">Message: lib/librte_sched: Defining dependency "sched"</text:p>
      <text:p text:style-name="P4">Message: lib/librte_security: Defining dependency "security"</text:p>
      <text:p text:style-name="P4">Message: lib/librte_stack: Defining dependency "stack"</text:p>
      <text:p text:style-name="P4">Has header "linux/userfaultfd.h" : YES </text:p>
      <text:p text:style-name="P4">Message: lib/librte_vhost: Defining dependency "vhost"</text:p>
      <text:p text:style-name="P4">Message: lib/librte_ipsec: Defining dependency "ipsec"</text:p>
      <text:p text:style-name="P4">Message: lib/librte_fib: Defining dependency "fib"</text:p>
      <text:p text:style-name="P4">Message: lib/librte_port: Defining dependency "port"</text:p>
      <text:p text:style-name="P4">Message: lib/librte_table: Defining dependency "table"</text:p>
      <text:p text:style-name="P4">Message: lib/librte_pipeline: Defining dependency "pipeline"</text:p>
      <text:p text:style-name="P4">Message: lib/librte_flow_classify: Defining dependency "flow_classify"</text:p>
      <text:p text:style-name="P4">Run-time dependency libelf found: NO (tried pkgconfig and cmake)</text:p>
      <text:p text:style-name="P4">Message: lib/librte_bpf: Defining dependency "bpf"</text:p>
      <text:p text:style-name="P4">Run-time dependency jansson found: NO (tried pkgconfig and cmake)</text:p>
      <text:p text:style-name="P4">Compiler for C supports arguments -Wno-format-truncation -Wformat-truncation: NO </text:p>
      <text:p text:style-name="P4">Message: drivers/common/cpt: Defining dependency "common_cpt"</text:p>
      <text:p text:style-name="P4">Compiler for C supports arguments -Wno-cast-qual -Wcast-qual: YES </text:p>
      <text:p text:style-name="P4">Compiler for C supports arguments -Wno-pointer-arith -Wpointer-arith: YES </text:p>
      <text:p text:style-name="P4">Message: drivers/common/dpaax: Defining dependency "common_dpaax"</text:p>
      <text:p text:style-name="P4">Library libmusdk found: NO</text:p>
      <text:p text:style-name="P4">Message: drivers/common/octeontx: Defining dependency "common_octeontx"</text:p>
      <text:p text:style-name="P4">Message: drivers/common/octeontx2: Defining dependency "common_octeontx2"</text:p>
      <text:p text:style-name="P4">Compiler for C supports arguments -Wno-cast-qual -Wcast-qual: YES </text:p>
      <text:p text:style-name="P4">Compiler for C supports arguments -Wno-pointer-arith -Wpointer-arith: YES </text:p>
      <text:p text:style-name="P4">Message: drivers/bus/dpaa: Defining dependency "bus_dpaa"</text:p>
      <text:p text:style-name="P4">Message: drivers/bus/fslmc: Defining dependency "bus_fslmc"</text:p>
      <text:p text:style-name="P4">Message: drivers/bus/ifpga: Defining dependency "bus_ifpga"</text:p>
      <text:p text:style-name="P4">Message: drivers/bus/pci: Defining dependency "bus_pci"</text:p>
      <text:p text:style-name="P4">Message: drivers/bus/vdev: Defining dependency "bus_vdev"</text:p>
      <text:p text:style-name="P4">Message: drivers/bus/vmbus: Defining dependency "bus_vmbus"</text:p>
      <text:p text:style-name="P4">Message: drivers/mempool/bucket: Defining dependency "mempool_bucket"</text:p>
      <text:p text:style-name="P4">Message: drivers/mempool/dpaa: Defining dependency "mempool_dpaa"</text:p>
      <text:p text:style-name="P4">Message: drivers/mempool/dpaa2: Defining dependency "mempool_dpaa2"</text:p>
      <text:p text:style-name="P4">Message: drivers/mempool/octeontx: Defining dependency "mempool_octeontx"</text:p>
      <text:p text:style-name="P4">Message: drivers/mempool/octeontx2: Defining dependency "mempool_octeontx2"</text:p>
      <text:p text:style-name="P4">Message: drivers/mempool/ring: Defining dependency "mempool_ring"</text:p>
      <text:p text:style-name="P4">Message: drivers/mempool/stack: Defining dependency "mempool_stack"</text:p>
      <text:p text:style-name="P4">Message: drivers/net/af_packet: Defining dependency "pmd_af_packet"</text:p>
      <text:p text:style-name="P4">Run-time dependency libbpf found: NO (tried pkgconfig and cmake)</text:p>
      <text:p text:style-name="P4">Library bpf found: NO</text:p>
      <text:p text:style-name="P4">Message: drivers/net/ark: Defining dependency "pmd_ark"</text:p>
      <text:p text:style-name="P4">Message: drivers/net/atlantic: Defining dependency "pmd_atlantic"</text:p>
      <text:p text:style-name="P4">Message: drivers/net/avp: Defining dependency "pmd_avp"</text:p>
      <text:p text:style-name="P4">Message: drivers/net/axgbe: Defining dependency "pmd_axgbe"</text:p>
      <text:p text:style-name="P4"><text:soft-page-break/>Message: drivers/net/bonding: Defining dependency "pmd_bond"</text:p>
      <text:p text:style-name="P4">Run-time dependency zlib found: NO (tried pkgconfig and cmake)</text:p>
      <text:p text:style-name="P4">Message: drivers/net/bnxt: Defining dependency "pmd_bnxt"</text:p>
      <text:p text:style-name="P4">Message: drivers/net/cxgbe: Defining dependency "pmd_cxgbe"</text:p>
      <text:p text:style-name="P4">Compiler for C supports arguments -Wno-pointer-arith -Wpointer-arith: YES </text:p>
      <text:p text:style-name="P4">Message: drivers/net/dpaa: Defining dependency "pmd_dpaa"</text:p>
      <text:p text:style-name="P4">Message: drivers/net/dpaa2: Defining dependency "pmd_dpaa2"</text:p>
      <text:p text:style-name="P4">Compiler for C supports arguments -Wno-uninitialized -Wuninitialized: YES </text:p>
      <text:p text:style-name="P4">Compiler for C supports arguments -Wno-unused-parameter -Wunused-parameter: YES </text:p>
      <text:p text:style-name="P4">Compiler for C supports arguments -Wno-unused-variable -Wunused-variable: YES </text:p>
      <text:p text:style-name="P4">Compiler for C supports arguments -Wno-misleading-indentation -Wmisleading-indentation: NO </text:p>
      <text:p text:style-name="P4">Compiler for C supports arguments -Wno-implicit-fallthrough -Wimplicit-fallthrough: NO </text:p>
      <text:p text:style-name="P4">Message: drivers/net/e1000: Defining dependency "pmd_e1000"</text:p>
      <text:p text:style-name="P4">Message: drivers/net/ena: Defining dependency "pmd_ena"</text:p>
      <text:p text:style-name="P4">Message: drivers/net/enetc: Defining dependency "pmd_enetc"</text:p>
      <text:p text:style-name="P4">Compiler for C supports arguments -mavx2: YES </text:p>
      <text:p text:style-name="P4">Message: drivers/net/enic: Defining dependency "pmd_enic"</text:p>
      <text:p text:style-name="P4">Message: drivers/net/failsafe: Defining dependency "pmd_failsafe"</text:p>
      <text:p text:style-name="P4">Compiler for C supports arguments -Wno-unused-parameter -Wunused-parameter: YES </text:p>
      <text:p text:style-name="P4">Compiler for C supports arguments -Wno-unused-value -Wunused-value: YES </text:p>
      <text:p text:style-name="P4">Compiler for C supports arguments -Wno-strict-aliasing -Wstrict-aliasing: YES </text:p>
      <text:p text:style-name="P4">Compiler for C supports arguments -Wno-format-extra-args -Wformat-extra-args: YES </text:p>
      <text:p text:style-name="P4">Compiler for C supports arguments -Wno-unused-variable -Wunused-variable: YES </text:p>
      <text:p text:style-name="P4">Compiler for C supports arguments -Wno-implicit-fallthrough -Wimplicit-fallthrough: NO </text:p>
      <text:p text:style-name="P4">Message: drivers/net/fm10k: Defining dependency "pmd_fm10k"</text:p>
      <text:p text:style-name="P4">Compiler for C supports arguments -Wno-sign-compare -Wsign-compare: YES </text:p>
      <text:p text:style-name="P4">Compiler for C supports arguments -Wno-unused-value -Wunused-value: YES </text:p>
      <text:p text:style-name="P4">Compiler for C supports arguments -Wno-format -Wformat: YES </text:p>
      <text:p text:style-name="P4">Compiler for C supports arguments -Wno-format-security -Wformat-security: YES </text:p>
      <text:p text:style-name="P4">Compiler for C supports arguments -Wno-format-nonliteral -Wformat-nonliteral: YES </text:p>
      <text:p text:style-name="P4">Compiler for C supports arguments -Wno-strict-aliasing -Wstrict-aliasing: YES </text:p>
      <text:p text:style-name="P4">Compiler for C supports arguments -Wno-unused-but-set-variable -Wunused-but-set-variable: YES </text:p>
      <text:p text:style-name="P4">Compiler for C supports arguments -Wno-unused-parameter -Wunused-parameter: YES </text:p>
      <text:p text:style-name="P4">Compiler for C supports arguments -mavx2: YES </text:p>
      <text:p text:style-name="P4">Message: drivers/net/i40e: Defining dependency "pmd_i40e"</text:p>
      <text:p text:style-name="P4">Message: drivers/net/hinic: Defining dependency "pmd_hinic"</text:p>
      <text:p text:style-name="P4">Message: drivers/net/hns3: Defining dependency "pmd_hns3"</text:p>
      <text:p text:style-name="P4">Compiler for C supports arguments -Wno-pointer-to-int-cast -Wpointer-to-int-cast: YES </text:p>
      <text:p text:style-name="P4">Compiler for C supports arguments -mavx2: YES </text:p>
      <text:p text:style-name="P4">Message: drivers/net/iavf: Defining dependency "pmd_iavf"</text:p>
      <text:p text:style-name="P4">Compiler for C supports arguments -Wno-unused-value -Wunused-value: YES </text:p>
      <text:p text:style-name="P4">Compiler for C supports arguments -Wno-unused-but-set-variable -Wunused-but-set-variable: YES </text:p>
      <text:p text:style-name="P4">Compiler for C supports arguments -Wno-unused-variable -Wunused-variable: YES </text:p>
      <text:p text:style-name="P4">Compiler for C supports arguments -Wno-unused-parameter -Wunused-parameter: YES </text:p>
      <text:p text:style-name="P4">Compiler for C supports arguments -mavx2: YES </text:p>
      <text:p text:style-name="P4">Message: drivers/net/ice: Defining dependency "pmd_ice"</text:p>
      <text:p text:style-name="P4">Message: drivers/net/ifc: Defining dependency "pmd_ifc"</text:p>
      <text:p text:style-name="P4">Run-time dependency libfdt found: NO (tried pkgconfig and cmake)</text:p>
      <text:p text:style-name="P4">Library libfdt found: NO</text:p>
      <text:p text:style-name="P4"><text:soft-page-break/>Compiler for C supports arguments -Wno-unused-value -Wunused-value: YES </text:p>
      <text:p text:style-name="P4">Compiler for C supports arguments -Wno-unused-but-set-variable -Wunused-but-set-variable: YES </text:p>
      <text:p text:style-name="P4">Compiler for C supports arguments -Wno-unused-parameter -Wunused-parameter: YES </text:p>
      <text:p text:style-name="P4">Message: drivers/net/ixgbe: Defining dependency "pmd_ixgbe"</text:p>
      <text:p text:style-name="P4">Message: drivers/net/kni: Defining dependency "pmd_kni"</text:p>
      <text:p text:style-name="P4">Message: drivers/net/liquidio: Defining dependency "pmd_liquidio"</text:p>
      <text:p text:style-name="P4">Message: drivers/net/memif: Defining dependency "pmd_memif"</text:p>
      <text:p text:style-name="P4">Run-time dependency libmlx4 found: NO (tried pkgconfig and cmake)</text:p>
      <text:p text:style-name="P4">Library mlx4 found: NO</text:p>
      <text:p text:style-name="P4">Run-time dependency libibverbs found: NO (tried pkgconfig and cmake)</text:p>
      <text:p text:style-name="P4">Library ibverbs found: NO</text:p>
      <text:p text:style-name="P4">Run-time dependency libmlx5 found: NO (tried pkgconfig and cmake)</text:p>
      <text:p text:style-name="P4">Library mlx5 found: NO</text:p>
      <text:p text:style-name="P4">Run-time dependency libibverbs found: NO (tried pkgconfig and cmake)</text:p>
      <text:p text:style-name="P4">Library ibverbs found: NO</text:p>
      <text:p text:style-name="P4">Library libmusdk found: NO</text:p>
      <text:p text:style-name="P4">Library libmusdk found: NO</text:p>
      <text:p text:style-name="P4">Message: drivers/net/netvsc: Defining dependency "pmd_netvsc"</text:p>
      <text:p text:style-name="P4">Run-time dependency netcope-common found: NO (tried pkgconfig and cmake)</text:p>
      <text:p text:style-name="P4">Message: drivers/net/nfp: Defining dependency "pmd_nfp"</text:p>
      <text:p text:style-name="P4">Message: drivers/net/null: Defining dependency "pmd_null"</text:p>
      <text:p text:style-name="P4">Message: drivers/net/octeontx: Defining dependency "pmd_octeontx"</text:p>
      <text:p text:style-name="P4">Message: drivers/net/octeontx2: Defining dependency "pmd_octeontx2"</text:p>
      <text:p text:style-name="P4">Compiler for C supports arguments -Wno-pointer-arith -Wpointer-arith: YES </text:p>
      <text:p text:style-name="P4">Message: drivers/net/pfe: Defining dependency "pmd_pfe"</text:p>
      <text:p text:style-name="P4">Compiler for C supports arguments -Wno-unused-parameter -Wunused-parameter: YES </text:p>
      <text:p text:style-name="P4">Compiler for C supports arguments -Wno-sign-compare -Wsign-compare: YES </text:p>
      <text:p text:style-name="P4">Compiler for C supports arguments -Wno-missing-prototypes -Wmissing-prototypes: YES </text:p>
      <text:p text:style-name="P4">Compiler for C supports arguments -Wno-cast-qual -Wcast-qual: YES </text:p>
      <text:p text:style-name="P4">Compiler for C supports arguments -Wno-unused-function -Wunused-function: YES </text:p>
      <text:p text:style-name="P4">Compiler for C supports arguments -Wno-unused-variable -Wunused-variable: YES </text:p>
      <text:p text:style-name="P4">Compiler for C supports arguments -Wno-strict-aliasing -Wstrict-aliasing: YES </text:p>
      <text:p text:style-name="P4">Compiler for C supports arguments -Wno-missing-prototypes -Wmissing-prototypes: YES </text:p>
      <text:p text:style-name="P4">Compiler for C supports arguments -Wno-unused-value -Wunused-value: YES </text:p>
      <text:p text:style-name="P4">Compiler for C supports arguments -Wno-format-nonliteral -Wformat-nonliteral: YES </text:p>
      <text:p text:style-name="P4">Compiler for C supports arguments -Wno-shift-negative-value -Wshift-negative-value: NO </text:p>
      <text:p text:style-name="P4">Compiler for C supports arguments -Wno-unused-but-set-variable -Wunused-but-set-variable: YES </text:p>
      <text:p text:style-name="P4">Compiler for C supports arguments -Wno-missing-declarations -Wmissing-declarations: YES </text:p>
      <text:p text:style-name="P4">Compiler for C supports arguments -Wno-maybe-uninitialized -Wmaybe-uninitialized: YES </text:p>
      <text:p text:style-name="P4">Compiler for C supports arguments -Wno-strict-prototypes -Wstrict-prototypes: YES </text:p>
      <text:p text:style-name="P4">Compiler for C supports arguments -Wno-shift-negative-value -Wshift-negative-value: NO </text:p>
      <text:p text:style-name="P4">Compiler for C supports arguments -Wno-implicit-fallthrough -Wimplicit-fallthrough: NO </text:p>
      <text:p text:style-name="P4">Compiler for C supports arguments -Wno-format-extra-args -Wformat-extra-args: YES </text:p>
      <text:p text:style-name="P4">Compiler for C supports arguments -Wno-visibility -Wvisibility: NO </text:p>
      <text:p text:style-name="P4">Compiler for C supports arguments -Wno-empty-body -Wempty-body: YES </text:p>
      <text:p text:style-name="P4">Compiler for C supports arguments -Wno-invalid-source-encoding -Winvalid-source-encoding: NO </text:p>
      <text:p text:style-name="P4">Compiler for C supports arguments -Wno-sometimes-uninitialized -Wsometimes-uninitialized: NO </text:p>
      <text:p text:style-name="P4">Compiler for C supports arguments -Wno-pointer-bool-conversion -Wpointer-bool-conversion: NO </text:p>
      <text:p text:style-name="P4">Message: drivers/net/qede: Defining dependency "pmd_qede"</text:p>
      <text:p text:style-name="P4"><text:soft-page-break/>Message: drivers/net/ring: Defining dependency "pmd_ring"</text:p>
      <text:p text:style-name="P4">Compiler for C supports arguments -Wno-strict-aliasing -Wstrict-aliasing: YES </text:p>
      <text:p text:style-name="P4">Compiler for C supports arguments -Wdisabled-optimization: YES </text:p>
      <text:p text:style-name="P4">Compiler for C supports arguments -Waggregate-return: YES </text:p>
      <text:p text:style-name="P4">Compiler for C supports arguments -Wbad-function-cast: YES </text:p>
      <text:p text:style-name="P4">Compiler for C supports arguments -Wno-sign-compare -Wsign-compare: YES </text:p>
      <text:p text:style-name="P4">Compiler for C supports arguments -Wno-unused-parameter -Wunused-parameter: YES </text:p>
      <text:p text:style-name="P4">Compiler for C supports arguments -Wno-unused-variable -Wunused-variable: YES </text:p>
      <text:p text:style-name="P4">Compiler for C supports arguments -Wno-empty-body -Wempty-body: YES </text:p>
      <text:p text:style-name="P4">Compiler for C supports arguments -Wno-unused-but-set-variable -Wunused-but-set-variable: YES </text:p>
      <text:p text:style-name="P4">Message: drivers/net/sfc: Defining dependency "pmd_sfc"</text:p>
      <text:p text:style-name="P4">Message: drivers/net/softnic: Defining dependency "pmd_softnic"</text:p>
      <text:p text:style-name="P4">Run-time dependency libsze2 found: NO (tried pkgconfig and cmake)</text:p>
      <text:p text:style-name="P4">Header &lt;linux/pkt_cls.h&gt; has symbol "TCA_FLOWER_UNSPEC" : YES </text:p>
      <text:p text:style-name="P4">Header &lt;linux/pkt_cls.h&gt; has symbol "TCA_FLOWER_KEY_VLAN_PRIO" : YES </text:p>
      <text:p text:style-name="P4">Header &lt;linux/pkt_cls.h&gt; has symbol "TCA_BPF_UNSPEC" : YES </text:p>
      <text:p text:style-name="P4">Header &lt;linux/pkt_cls.h&gt; has symbol "TCA_BPF_FD" : NO </text:p>
      <text:p text:style-name="P4">Header &lt;linux/tc_act/tc_bpf.h&gt; has symbol "TCA_ACT_BPF_UNSPEC" : NO </text:p>
      <text:p text:style-name="P4">Header &lt;linux/tc_act/tc_bpf.h&gt; has symbol "TCA_ACT_BPF_FD" : NO </text:p>
      <text:p text:style-name="P4">Configuring tap_autoconf.h using configuration</text:p>
      <text:p text:style-name="P4">Message: drivers/net/tap: Defining dependency "pmd_tap"</text:p>
      <text:p text:style-name="P4">Compiler for C supports arguments -fno-prefetch-loop-arrays: YES </text:p>
      <text:p text:style-name="P4">Compiler for C supports arguments -Wno-maybe-uninitialized -Wmaybe-uninitialized: YES </text:p>
      <text:p text:style-name="P4">Message: drivers/net/thunderx: Defining dependency "pmd_thunderx"</text:p>
      <text:p text:style-name="P4">Compiler for C supports arguments -D_BSD_SOURCE: YES </text:p>
      <text:p text:style-name="P4">Compiler for C supports arguments -D_DEFAULT_SOURCE: YES </text:p>
      <text:p text:style-name="P4">Compiler for C supports arguments -D_XOPEN_SOURCE=600: YES </text:p>
      <text:p text:style-name="P4">Message: drivers/net/vdev_netvsc: Defining dependency "pmd_vdev_netvsc"</text:p>
      <text:p text:style-name="P4">Message: drivers/net/vhost: Defining dependency "pmd_vhost"</text:p>
      <text:p text:style-name="P4">Message: drivers/net/virtio: Defining dependency "pmd_virtio"</text:p>
      <text:p text:style-name="P4">Compiler for C supports arguments -Wno-unused-parameter -Wunused-parameter: YES </text:p>
      <text:p text:style-name="P4">Compiler for C supports arguments -Wno-unused-value -Wunused-value: YES </text:p>
      <text:p text:style-name="P4">Compiler for C supports arguments -Wno-strict-aliasing -Wstrict-aliasing: YES </text:p>
      <text:p text:style-name="P4">Compiler for C supports arguments -Wno-format-extra-args -Wformat-extra-args: YES </text:p>
      <text:p text:style-name="P4">Message: drivers/net/vmxnet3: Defining dependency "pmd_vmxnet3"</text:p>
      <text:p text:style-name="P4">Message: drivers/raw/dpaa2_cmdif: Defining dependency "rawdev_dpaa2_cmdif"</text:p>
      <text:p text:style-name="P4">Message: drivers/raw/dpaa2_qdma: Defining dependency "rawdev_dpaa2_qdma"</text:p>
      <text:p text:style-name="P4">Run-time dependency libfdt found: NO (tried pkgconfig and cmake)</text:p>
      <text:p text:style-name="P4">Library libfdt found: NO</text:p>
      <text:p text:style-name="P4">Message: drivers/raw/ioat: Defining dependency "rawdev_ioat"</text:p>
      <text:p text:style-name="P4">Message: drivers/raw/ntb: Defining dependency "rawdev_ntb"</text:p>
      <text:p text:style-name="P4">Message: drivers/raw/octeontx2_dma: Defining dependency "rawdev_octeontx2_dma"</text:p>
      <text:p text:style-name="P4">Message: drivers/raw/skeleton: Defining dependency "rawdev_skeleton"</text:p>
      <text:p text:style-name="P4">Library IPSec_MB found: NO</text:p>
      <text:p text:style-name="P4">Library IPSec_MB found: NO</text:p>
      <text:p text:style-name="P4">Message: drivers/crypto/caam_jr: Defining dependency "pmd_caam_jr"</text:p>
      <text:p text:style-name="P4">Run-time dependency libcrypto found: NO (tried pkgconfig and cmake)</text:p>
      <text:p text:style-name="P4">Message: drivers/crypto/dpaa_sec: Defining dependency "pmd_dpaa_sec"</text:p>
      <text:p text:style-name="P4">Message: drivers/crypto/dpaa2_sec: Defining dependency "pmd_dpaa2_sec"</text:p>
      <text:p text:style-name="P4"><text:soft-page-break/>Library sso_kasumi found: NO</text:p>
      <text:p text:style-name="P4">Library libmusdk found: NO</text:p>
      <text:p text:style-name="P4">Message: drivers/crypto/nitrox: Defining dependency "pmd_nitrox"</text:p>
      <text:p text:style-name="P4">Message: drivers/crypto/null: Defining dependency "pmd_null_crypto"</text:p>
      <text:p text:style-name="P4">Message: drivers/crypto/octeontx: Defining dependency "pmd_octeontx_crypto"</text:p>
      <text:p text:style-name="P4">Message: drivers/crypto/octeontx2: Defining dependency "pmd_octeontx2_crypto"</text:p>
      <text:p text:style-name="P4">Run-time dependency libcrypto found: NO (tried pkgconfig and cmake)</text:p>
      <text:p text:style-name="P4">Run-time dependency libcrypto found: NO (tried pkgconfig and cmake)</text:p>
      <text:p text:style-name="P4">Message: drivers/crypto/scheduler: Defining dependency "pmd_crypto_scheduler"</text:p>
      <text:p text:style-name="P4">Library sso_snow3g found: NO</text:p>
      <text:p text:style-name="P4">Message: drivers/crypto/virtio: Defining dependency "pmd_virtio_crypto"</text:p>
      <text:p text:style-name="P4">Library sso_zuc found: NO</text:p>
      <text:p text:style-name="P4">Run-time dependency libisal found: NO (tried pkgconfig and cmake)</text:p>
      <text:p text:style-name="P4">Message: drivers/compress/octeontx: Defining dependency "pmd_octeontx_compress"</text:p>
      <text:p text:style-name="P4">Message: drivers/compress/qat: Defining dependency "pmd_qat"</text:p>
      <text:p text:style-name="P4">Run-time dependency zlib found: NO (tried pkgconfig and cmake)</text:p>
      <text:p text:style-name="P4">Message: drivers/event/dpaa: Defining dependency "pmd_dpaa_event"</text:p>
      <text:p text:style-name="P4">Message: drivers/event/dpaa2: Defining dependency "pmd_dpaa2_event"</text:p>
      <text:p text:style-name="P4">Message: drivers/event/octeontx2: Defining dependency "pmd_octeontx2_event"</text:p>
      <text:p text:style-name="P4">Message: drivers/event/opdl: Defining dependency "pmd_opdl_event"</text:p>
      <text:p text:style-name="P4">Message: drivers/event/skeleton: Defining dependency "pmd_skeleton_event"</text:p>
      <text:p text:style-name="P4">Message: drivers/event/sw: Defining dependency "pmd_sw_event"</text:p>
      <text:p text:style-name="P4">Compiler for C supports arguments -Wno-format-nonliteral -Wformat-nonliteral: YES </text:p>
      <text:p text:style-name="P4">Message: drivers/event/dsw: Defining dependency "pmd_dsw_event"</text:p>
      <text:p text:style-name="P4">Message: drivers/event/octeontx: Defining dependency "pmd_octeontx_event"</text:p>
      <text:p text:style-name="P4">Message: drivers/baseband/null: Defining dependency "pmd_bbdev_null"</text:p>
      <text:p text:style-name="P4">Message: drivers/baseband/turbo_sw: Defining dependency "pmd_bbdev_turbo_sw"</text:p>
      <text:p text:style-name="P4">Message: drivers/baseband/fpga_lte_fec: Defining dependency "pmd_bbdev_fpga_lte_fec"</text:p>
      <text:p text:style-name="P4">Library execinfo found: NO</text:p>
      <text:p text:style-name="P4">Compiler for C supports arguments -Wno-format-truncation -Wformat-truncation: NO </text:p>
      <text:p text:style-name="P4">Run-time dependency zlib found: NO (tried pkgconfig and cmake)</text:p>
      <text:p text:style-name="P4">Library execinfo found: NO</text:p>
      <text:p text:style-name="P4">Program get-coremask.sh found: YES (/home/mayesh/Downloads/dpdk-stable-19.11.2/app/test/get-coremask.sh)</text:p>
      <text:p text:style-name="P4">Program doxygen found: NO</text:p>
      <text:p text:style-name="P4">Program sphinx-build found: NO</text:p>
      <text:p text:style-name="P4">Library execinfo found: NO</text:p>
      <text:p text:style-name="P4">kernel/linux/meson.build:23: WARNING: Cannot compile kernel modules as requested - are kernel headers installed?</text:p>
      <text:p text:style-name="P4">Configuring rte_build_config.h using configuration</text:p>
      <text:p text:style-name="P4">Message: </text:p>
      <text:p text:style-name="P4">=================</text:p>
      <text:p text:style-name="P4">Libraries Enabled</text:p>
      <text:p text:style-name="P4">=================</text:p>
      <text:p text:style-name="P4"/>
      <text:p text:style-name="P4">libs:</text:p>
      <text:p text:style-name="P4"><text:tab/>kvargs, eal, ring, mempool, mbuf, net, meter, ethdev, </text:p>
      <text:p text:style-name="P4"><text:tab/>pci, cmdline, metrics, hash, timer, acl, bbdev, bitratestats, </text:p>
      <text:p text:style-name="P4"><text:tab/>cfgfile, compressdev, cryptodev, distributor, efd, eventdev, gro, gso, </text:p>
      <text:p text:style-name="P4"><text:soft-page-break/><text:tab/>ip_frag, jobstats, kni, latencystats, lpm, member, power, pdump, </text:p>
      <text:p text:style-name="P4"><text:tab/>rawdev, rcu, rib, reorder, sched, security, stack, vhost, </text:p>
      <text:p text:style-name="P4"><text:tab/>ipsec, fib, port, table, pipeline, flow_classify, bpf, </text:p>
      <text:p text:style-name="P4"/>
      <text:p text:style-name="P4">Message: </text:p>
      <text:p text:style-name="P4">===============</text:p>
      <text:p text:style-name="P4">Drivers Enabled</text:p>
      <text:p text:style-name="P4">===============</text:p>
      <text:p text:style-name="P4"/>
      <text:p text:style-name="P4">common:</text:p>
      <text:p text:style-name="P4"><text:tab/>cpt, dpaax, octeontx, octeontx2, </text:p>
      <text:p text:style-name="P4">bus:</text:p>
      <text:p text:style-name="P4"><text:tab/>dpaa, fslmc, ifpga, pci, vdev, vmbus, </text:p>
      <text:p text:style-name="P4">mempool:</text:p>
      <text:p text:style-name="P4"><text:tab/>bucket, dpaa, dpaa2, octeontx, octeontx2, ring, stack, </text:p>
      <text:p text:style-name="P4">net:</text:p>
      <text:p text:style-name="P4"><text:tab/>af_packet, ark, atlantic, avp, axgbe, bond, bnxt, cxgbe, </text:p>
      <text:p text:style-name="P4"><text:tab/>dpaa, dpaa2, e1000, ena, enetc, enic, failsafe, fm10k, </text:p>
      <text:p text:style-name="P4"><text:tab/>i40e, hinic, hns3, iavf, ice, ifc, ixgbe, kni, </text:p>
      <text:p text:style-name="P4"><text:tab/>liquidio, memif, netvsc, nfp, null, octeontx, octeontx2, pfe, </text:p>
      <text:p text:style-name="P4"><text:tab/>qede, ring, sfc, softnic, tap, thunderx, vdev_netvsc, vhost, </text:p>
      <text:p text:style-name="P4"><text:tab/>virtio, vmxnet3, </text:p>
      <text:p text:style-name="P4">raw:</text:p>
      <text:p text:style-name="P4"><text:tab/>dpaa2_cmdif, dpaa2_qdma, ioat, ntb, octeontx2_dma, skeleton, </text:p>
      <text:p text:style-name="P4">crypto:</text:p>
      <text:p text:style-name="P4"><text:tab/>caam_jr, dpaa_sec, dpaa2_sec, nitrox, null_crypto, octeontx_crypto, octeontx2_crypto, crypto_scheduler, </text:p>
      <text:p text:style-name="P4"><text:tab/>virtio_crypto, </text:p>
      <text:p text:style-name="P4">compress:</text:p>
      <text:p text:style-name="P4"><text:tab/>octeontx_compress, qat, </text:p>
      <text:p text:style-name="P4">event:</text:p>
      <text:p text:style-name="P4"><text:tab/>dpaa, dpaa2, octeontx2, opdl, skeleton, sw, dsw, octeontx, </text:p>
      <text:p text:style-name="P4"><text:tab/></text:p>
      <text:p text:style-name="P4">baseband:</text:p>
      <text:p text:style-name="P4"><text:tab/>null, turbo_sw, fpga_lte_fec, </text:p>
      <text:p text:style-name="P4"/>
      <text:p text:style-name="P4">Message: </text:p>
      <text:p text:style-name="P4">=================</text:p>
      <text:p text:style-name="P4">Content Skipped</text:p>
      <text:p text:style-name="P4">=================</text:p>
      <text:p text:style-name="P4"/>
      <text:p text:style-name="P4">libs:</text:p>
      <text:p text:style-name="P4"><text:tab/>telemetry:<text:tab/>missing dependency "jansson"</text:p>
      <text:p text:style-name="P4"><text:tab/></text:p>
      <text:p text:style-name="P4">drivers:</text:p>
      <text:p text:style-name="P4"><text:tab/>common/mvep:<text:tab/>missing dependency, "libmusdk"</text:p>
      <text:p text:style-name="P4"><text:tab/>net/af_xdp:<text:tab/>missing dependency, "libbpf"</text:p>
      <text:p text:style-name="P4"><text:tab/>net/bnx2x:<text:tab/>missing dependency, "zlib"</text:p>
      <text:p text:style-name="P4"><text:tab/>net/ipn3ke:<text:tab/>missing dependency, "libfdt"</text:p>
      <text:p text:style-name="P4"><text:soft-page-break/><text:tab/>net/mlx4:<text:tab/>missing dependency, "ibverbs"</text:p>
      <text:p text:style-name="P4"><text:tab/>net/mlx5:<text:tab/>missing dependency, "ibverbs"</text:p>
      <text:p text:style-name="P4"><text:tab/>net/mvneta:<text:tab/>missing dependency, "libmusdk"</text:p>
      <text:p text:style-name="P4"><text:tab/>net/mvpp2:<text:tab/>missing dependency, "libmusdk"</text:p>
      <text:p text:style-name="P4"><text:tab/>net/nfb:<text:tab/>missing dependency, "libnfb"</text:p>
      <text:p text:style-name="P4"><text:tab/>net/pcap:<text:tab/>missing dependency, "libpcap"</text:p>
      <text:p text:style-name="P4"><text:tab/>net/szedata2:<text:tab/>missing dependency, "libsze2"</text:p>
      <text:p text:style-name="P4"><text:tab/>raw/ifpga:<text:tab/>missing dependency, "libfdt"</text:p>
      <text:p text:style-name="P4"><text:tab/>crypto/aesni_gcm:<text:tab/>missing dependency, "libIPSec_MB"</text:p>
      <text:p text:style-name="P4"><text:tab/>crypto/aesni_mb:<text:tab/>missing dependency, "libIPSec_MB"</text:p>
      <text:p text:style-name="P4"><text:tab/>crypto/ccp:<text:tab/>missing dependency, "libcrypto"</text:p>
      <text:p text:style-name="P4"><text:tab/>crypto/kasumi:<text:tab/>missing dependency, "libsso_kasumi"</text:p>
      <text:p text:style-name="P4"><text:tab/>crypto/mvsam:<text:tab/>missing dependency, "libmusdk"</text:p>
      <text:p text:style-name="P4"><text:tab/>crypto/openssl:<text:tab/>missing dependency, "libcrypto"</text:p>
      <text:p text:style-name="P4"><text:tab/>crypto/snow3g:<text:tab/>missing dependency, "libsso_snow3g"</text:p>
      <text:p text:style-name="P4"><text:tab/>crypto/zuc:<text:tab/>missing dependency, "libsso_zuc"</text:p>
      <text:p text:style-name="P4"><text:tab/>compress/isal:<text:tab/>missing dependency, "libisal"</text:p>
      <text:p text:style-name="P4"><text:tab/>compress/zlib:<text:tab/>missing dependency, "zlib"</text:p>
      <text:p text:style-name="P4"><text:tab/></text:p>
      <text:p text:style-name="P4"/>
      <text:p text:style-name="P4">Build targets in project: 740</text:p>
      <text:p text:style-name="P4"/>
      <text:p text:style-name="P4">Found ninja-1.7.2 at /usr/bin/ninja</text:p>
      <text:p text:style-name="P4">[mayesh@mayesh dpdk-stable-19.11.2]$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04T17:50:18.582157046</meta:creation-date>
    <dc:date>2020-06-05T20:29:41.504960294</dc:date>
    <meta:editing-duration>PT2H46M1S</meta:editing-duration>
    <meta:editing-cycles>6</meta:editing-cycles>
    <meta:generator>LibreOffice/5.3.6.1$Linux_X86_64 LibreOffice_project/30$Build-1</meta:generator>
    <meta:document-statistic meta:table-count="0" meta:image-count="0" meta:object-count="0" meta:page-count="19" meta:paragraph-count="801" meta:word-count="4516" meta:character-count="45036" meta:non-whitespace-character-count="40925"/>
  </office:meta>
</office:document-meta>
</file>